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b4b" officeooo:paragraph-rsid="00109b4b"/>
    </style:style>
    <style:style style:name="P2" style:family="paragraph" style:parent-style-name="Standard">
      <style:text-properties officeooo:rsid="00138bca" officeooo:paragraph-rsid="00138bca"/>
    </style:style>
    <style:style style:name="P3" style:family="paragraph" style:parent-style-name="Standard">
      <style:text-properties officeooo:rsid="00138bca" officeooo:paragraph-rsid="0015900c"/>
    </style:style>
    <style:style style:name="P4" style:family="paragraph" style:parent-style-name="Standard">
      <style:text-properties officeooo:rsid="00147165" officeooo:paragraph-rsid="00147165"/>
    </style:style>
    <style:style style:name="P5" style:family="paragraph" style:parent-style-name="Standard">
      <style:text-properties officeooo:rsid="00109b4b" officeooo:paragraph-rsid="00109b4b"/>
    </style:style>
    <style:style style:name="P6" style:family="paragraph" style:parent-style-name="Standard">
      <style:text-properties officeooo:rsid="0016d4eb" officeooo:paragraph-rsid="0016d4eb"/>
    </style:style>
    <style:style style:name="P7" style:family="paragraph" style:parent-style-name="Standard">
      <style:text-properties officeooo:rsid="00138bca" officeooo:paragraph-rsid="0015900c"/>
    </style:style>
    <style:style style:name="P8" style:family="paragraph" style:parent-style-name="Standard">
      <style:text-properties officeooo:rsid="00147165" officeooo:paragraph-rsid="00147165"/>
    </style:style>
    <style:style style:name="T1" style:family="text">
      <style:text-properties officeooo:rsid="00112ccf"/>
    </style:style>
    <style:style style:name="T2" style:family="text">
      <style:text-properties officeooo:rsid="0015900c"/>
    </style:style>
    <style:style style:name="T3" style:family="text">
      <style:text-properties officeooo:rsid="001b7ebd"/>
    </style:style>
    <style:style style:name="T4" style:family="text">
      <style:text-properties officeooo:rsid="001c4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 <text:a xlink:type="simple" xlink:href="https://www.tinkercad.com/things/2kljjryWsVx-tarefa21-q1/editel?sharecode=hvRu7qP43uHtZm7AiorxNCligAkeDRPfyMICym2ekGY" text:style-name="Internet_20_link" text:visited-style-name="Visited_20_Internet_20_Link">https://www.tinkercad.com/things/2kljjryWsVx-tarefa21-q1/editel?sharecode=hvRu7qP43uHtZm7AiorxNCligAkeDRPfyMICym2ekGY</text:a></text:p>
      <text:p text:style-name="P1"/>
      <text:p text:style-name="P1">Q2) <text:a xlink:type="simple" xlink:href="https://www.tinkercad.com/things/2rztEeqLWnZ-tarefa21-q2/editel?sharecode=fx5KXz1QOBsjbr-TVduRC2fB926YONIA9QLXHf06pSk" text:style-name="Internet_20_link" text:visited-style-name="Visited_20_Internet_20_Link">https://www.tinkercad.com/things/2rztEeqLWnZ-tarefa21-q2/editel?sharecode=fx5KXz1QOBsjbr-TVduRC2fB926YONIA9QLXHf06pSk</text:a></text:p>
      <text:p text:style-name="P1"/>
      <text:p text:style-name="P1"><text:tab/><text:span text:style-name="T1">A diferença foi de alguns milissegundos. A saída no final do código, mostra o resultado no tipo inteiro. A diferença foi de 1 segundo. 5 segundos na primeira questão e 4 segundos na segunda.</text:span></text:p>
      <text:p text:style-name="P1"/>
      <text:p text:style-name="P3">Q3) </text:p>
      <text:p text:style-name="P3"><text:a xlink:type="simple" xlink:href="https://www.tinkercad.com/things/h6sLQUS2UvD-tarefa21-q3b-v1/editel?sharecode=k5yetyaIhAGZKeg5AVGCpIthTqqMusDsbz4gDkngU3A" text:style-name="Internet_20_link" text:visited-style-name="Visited_20_Internet_20_Link"/></text:p>
      <text:p text:style-name="P6">a) <text:a xlink:type="simple" xlink:href="https://www.tinkercad.com/things/9tL2M5TYG7I-tarefa21-q3a/editel?sharecode=KOcZM6UddtyWx_Y7e36O_zDNxqNYqQcHsymzwKCeqeQ" text:style-name="Internet_20_link" text:visited-style-name="Visited_20_Internet_20_Link">https://www.tinkercad.com/things/9tL2M5TYG7I-tarefa21-q3a/editel?sharecode=KOcZM6UddtyWx_Y7e36O_zDNxqNYqQcHsymzwKCeqeQ</text:a></text:p>
      <text:p text:style-name="P3"/>
      <text:p text:style-name="P3"><text:span text:style-name="T2">b) </text:span><text:a xlink:type="simple" xlink:href="https://www.tinkercad.com/things/8pMT1MN30sO-tarefa21-q3b-v3/editel?sharecode=Ln65ZTX52IOMIkpq-hNzraI3HH4j_T6WbgYiXk6HcDU" text:style-name="Internet_20_link" text:visited-style-name="Visited_20_Internet_20_Link"><text:span text:style-name="T2">https://www.tinkercad.com/things/8pMT1MN30sO-tarefa21-q3b-v3/editel?sharecode=Ln65ZTX52IOMIkpq-hNzraI3HH4j_T6WbgYiXk6HcDU</text:span></text:a></text:p>
      <text:p text:style-name="P2"/>
      <text:p text:style-name="P4">Q4) <text:a xlink:type="simple" xlink:href="https://www.tinkercad.com/things/h5pzorzasjf-tarefa21-q4/editel?sharecode=19auIpbitxDGgCPqtAzlCVcPPIk24lT0VH0DPtmNmR0" text:style-name="Internet_20_link" text:visited-style-name="Visited_20_Internet_20_Link">https://www.tinkercad.com/things/h5pzorzasjf-tarefa21-q4/editel?sharecode=19auIpbitxDGgCPqtAzlCVcPPIk24lT0VH0DPtmNmR0</text:a></text:p>
      <text:p text:style-name="P4"/>
      <text:p text:style-name="P4"><text:tab/><text:span text:style-name="T4">Questão 4 é 204 microssegundos mais rápi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7:03:20.040695854</meta:creation-date>
    <dc:date>2020-12-03T10:21:30.969723078</dc:date>
    <meta:editing-duration>PT7H21M4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2" meta:character-count="847" meta:non-whitespace-character-count="800"/>
  </office:meta>
</office:document-meta>
</file>